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34D0000026D2AC46D9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9.589cm" svg:height="14.396cm" svg:x="1cm" svg:y="6.715cm">
          <draw:image xlink:href="Pictures/100002000000034D0000026D2AC46D9A.gif" xlink:type="simple" xlink:show="embed" xlink:actuate="onLoad">
            <text:p text:style-name="P2"/>
          </draw:image>
        </draw:frame>
        <draw:frame draw:style-name="gr2" draw:text-style-name="P2" draw:layer="layout" svg:width="2.54cm" svg:height="0.988cm" svg:x="8.62cm" svg:y="19.415cm">
          <draw:text-box>
            <text:p text:style-name="P2">d</text:p>
          </draw:text-box>
        </draw:frame>
        <draw:frame draw:style-name="gr2" draw:text-style-name="P2" draw:layer="layout" svg:width="2.54cm" svg:height="0.988cm" svg:x="1.635cm" svg:y="13.982cm">
          <draw:text-box>
            <text:p text:style-name="P2">a</text:p>
          </draw:text-box>
        </draw:frame>
        <draw:frame draw:style-name="gr2" draw:text-style-name="P2" draw:layer="layout" svg:width="2.54cm" svg:height="0.988cm" svg:x="16.24cm" svg:y="13.982cm">
          <draw:text-box>
            <text:p text:style-name="P2">b, 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jeremyc</meta:initial-creator>
    <meta:creation-date>2007-10-16T02:34:39</meta:creation-date>
    <dc:creator>jeremyc</dc:creator>
    <dc:date>2007-10-16T22:37:58</dc:date>
    <dc:language>en-US</dc:language>
    <meta:editing-cycles>3</meta:editing-cycles>
    <meta:editing-duration>PT5H15M48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